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2ab1" officeooo:paragraph-rsid="00122ab1"/>
    </style:style>
    <style:style style:name="P2" style:family="paragraph" style:parent-style-name="Standard">
      <style:text-properties officeooo:rsid="00126558" officeooo:paragraph-rsid="001265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) <text:a xlink:type="simple" xlink:href="https://www.tinkercad.com/things/hpKnE3J7jZy-tarefa12-q1/editel?sharecode=0QWXasy6Oe4qckVmvXdxcHEl9g9P9s2XUAs22prhMUA" text:style-name="Internet_20_link" text:visited-style-name="Visited_20_Internet_20_Link">https://www.tinkercad.com/things/hpKnE3J7jZy-tarefa12-q1/editel?sharecode=0QWXasy6Oe4qckVmvXdxcHEl9g9P9s2XUAs22prhMUA</text:a></text:p>
      <text:p text:style-name="P1"/>
      <text:p text:style-name="P1">Q2) <text:a xlink:type="simple" xlink:href="https://www.tinkercad.com/things/coy9lpMyjyA-tarefa12-q2/editel?sharecode=hZLxnqypZnVDdL5ZT6PsC7-e-RIRRLT8v5wdR8oVUK4" text:style-name="Internet_20_link" text:visited-style-name="Visited_20_Internet_20_Link">https://www.tinkercad.com/things/coy9lpMyjyA-tarefa12-q2/editel?sharecode=hZLxnqypZnVDdL5ZT6PsC7-e-RIRRLT8v5wdR8oVUK4</text:a></text:p>
      <text:p text:style-name="P1"/>
      <text:p text:style-name="P2">Q3) <text:a xlink:type="simple" xlink:href="https://www.tinkercad.com/things/kmwUWnHB1DG-tarefa12-q3/editel?sharecode=DIbBhUZGbVw5tQroshMpAaWiN3esg4zu-M4GTd9pFzk" text:style-name="Internet_20_link" text:visited-style-name="Visited_20_Internet_20_Link">https://www.tinkercad.com/things/kmwUWnHB1DG-tarefa12-q3/editel?sharecode=DIbBhUZGbVw5tQroshMpAaWiN3esg4zu-M4GTd9pFzk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4T15:41:57.240862208</meta:creation-date>
    <dc:date>2020-10-24T21:54:45.402057339</dc:date>
    <meta:editing-duration>PT17S</meta:editing-duration>
    <meta:editing-cycles>1</meta:editing-cycles>
    <meta:document-statistic meta:table-count="0" meta:image-count="0" meta:object-count="0" meta:page-count="1" meta:paragraph-count="3" meta:word-count="6" meta:character-count="363" meta:non-whitespace-character-count="360"/>
    <meta:generator>LibreOffice/6.0.7.3$Linux_X86_64 LibreOffice_project/00m0$Build-3</meta:generator>
  </office:meta>
</office:document-meta>
</file>